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80808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ire cette première requête</text:p>
      <text:p text:style-name="P3"/>
      <text:p text:style-name="P1"><text:span text:style-name="T1">ALTER</text:span><text:span text:style-name="T3"> </text:span><text:span text:style-name="T1">TABLE</text:span><text:span text:style-name="T3"> customers</text:span></text:p>
      <text:p text:style-name="P1"><text:span text:style-name="T1">ALTER</text:span><text:span text:style-name="T3"> </text:span><text:span text:style-name="T1">COLUMN</text:span><text:span text:style-name="T3"> customer_id </text:span><text:span text:style-name="T1">int</text:span><text:span text:style-name="T3"> </text:span><text:span text:style-name="T4">NOT</text:span><text:span text:style-name="T3"> </text:span><text:span text:style-name="T4">NULL;</text:span></text:p>
      <text:p text:style-name="P3"/>
      <text:p text:style-name="P1"><text:span text:style-name="T1">ALTER</text:span><text:span text:style-name="T3"> </text:span><text:span text:style-name="T1">TABLE</text:span><text:span text:style-name="T3"> customers_cats</text:span></text:p>
      <text:p text:style-name="P1"><text:span text:style-name="T1">ALTER</text:span><text:span text:style-name="T3"> </text:span><text:span text:style-name="T1">COLUMN</text:span><text:span text:style-name="T3"> cat_id </text:span><text:span text:style-name="T1">int</text:span><text:span text:style-name="T3"> </text:span><text:span text:style-name="T4">NOT</text:span><text:span text:style-name="T3"> </text:span><text:span text:style-name="T4">NULL;</text:span></text:p>
      <text:p text:style-name="P2"/>
      <text:p text:style-name="P1"><text:span text:style-name="T1">ALTER</text:span><text:span text:style-name="T3"> </text:span><text:span text:style-name="T1">TABLE</text:span><text:span text:style-name="T3"> jobs</text:span></text:p>
      <text:p text:style-name="P1"><text:span text:style-name="T1">ALTER</text:span><text:span text:style-name="T3"> </text:span><text:span text:style-name="T1">COLUMN</text:span><text:span text:style-name="T3"> job_id </text:span><text:span text:style-name="T1">int</text:span><text:span text:style-name="T3"> </text:span><text:span text:style-name="T4">NOT</text:span><text:span text:style-name="T3"> </text:span><text:span text:style-name="T4">NULL;</text:span></text:p>
      <text:p text:style-name="P2"/>
      <text:p text:style-name="P1"><text:span text:style-name="T1">ALTER</text:span><text:span text:style-name="T3"> </text:span><text:span text:style-name="T1">TABLE</text:span><text:span text:style-name="T3"> quotes</text:span></text:p>
      <text:p text:style-name="P1"><text:span text:style-name="T1">ALTER</text:span><text:span text:style-name="T3"> </text:span><text:span text:style-name="T1">COLUMN</text:span><text:span text:style-name="T3"> quote_id </text:span><text:span text:style-name="T1">int</text:span><text:span text:style-name="T3"> </text:span><text:span text:style-name="T4">NOT</text:span><text:span text:style-name="T3"> </text:span><text:span text:style-name="T4">NULL;</text:span></text:p>
      <text:p text:style-name="P3"/>
      <text:p text:style-name="P3"/>
      <text:p text:style-name="P3"/>
      <text:p text:style-name="P3">Faire cette deuxième requête</text:p>
      <text:p text:style-name="P3"/>
      <text:p text:style-name="P1"><text:span text:style-name="T1">ALTER</text:span><text:span text:style-name="T3"> </text:span><text:span text:style-name="T1">TABLE</text:span><text:span text:style-name="T3"> customers</text:span></text:p>
      <text:p text:style-name="P1"><text:span text:style-name="T3"><text:s text:c="3"/></text:span><text:span text:style-name="T1">ADD</text:span><text:span text:style-name="T3"> </text:span><text:span text:style-name="T1">PRIMARY</text:span><text:span text:style-name="T3"> </text:span><text:span text:style-name="T1">KEY</text:span><text:span text:style-name="T3"> </text:span><text:span text:style-name="T4">(</text:span><text:span text:style-name="T3">customer_id</text:span><text:span text:style-name="T4">);</text:span></text:p>
      <text:p text:style-name="P2"/>
      <text:p text:style-name="P1"><text:span text:style-name="T1">ALTER</text:span><text:span text:style-name="T3"> </text:span><text:span text:style-name="T1">TABLE</text:span><text:span text:style-name="T3"> customers_cats</text:span></text:p>
      <text:p text:style-name="P1"><text:span text:style-name="T3"><text:s text:c="3"/></text:span><text:span text:style-name="T1">ADD</text:span><text:span text:style-name="T3"> </text:span><text:span text:style-name="T1">PRIMARY</text:span><text:span text:style-name="T3"> </text:span><text:span text:style-name="T1">KEY</text:span><text:span text:style-name="T3"> </text:span><text:span text:style-name="T4">(</text:span><text:span text:style-name="T3">cat_id</text:span><text:span text:style-name="T4">);</text:span></text:p>
      <text:p text:style-name="P2"/>
      <text:p text:style-name="P1"><text:span text:style-name="T1">ALTER</text:span><text:span text:style-name="T3"> </text:span><text:span text:style-name="T1">TABLE</text:span><text:span text:style-name="T3"> jobs</text:span></text:p>
      <text:p text:style-name="P1"><text:span text:style-name="T3"><text:s text:c="3"/></text:span><text:span text:style-name="T1">ADD</text:span><text:span text:style-name="T3"> </text:span><text:span text:style-name="T1">PRIMARY</text:span><text:span text:style-name="T3"> </text:span><text:span text:style-name="T1">KEY</text:span><text:span text:style-name="T3"> </text:span><text:span text:style-name="T4">(</text:span><text:span text:style-name="T3">job_id</text:span><text:span text:style-name="T4">);</text:span></text:p>
      <text:p text:style-name="P2"/>
      <text:p text:style-name="P1"><text:span text:style-name="T1">ALTER</text:span><text:span text:style-name="T3"> </text:span><text:span text:style-name="T1">TABLE</text:span><text:span text:style-name="T3"> quotes</text:span></text:p>
      <text:p text:style-name="P1"><text:span text:style-name="T3"><text:s text:c="3"/></text:span><text:span text:style-name="T1">ADD</text:span><text:span text:style-name="T3"> </text:span><text:span text:style-name="T1">PRIMARY</text:span><text:span text:style-name="T3"> </text:span><text:span text:style-name="T1">KEY</text:span><text:span text:style-name="T3"> </text:span><text:span text:style-name="T4">(</text:span><text:span text:style-name="T3">quote_id</text:span><text:span text:style-name="T4">);</text:span></text:p>
      <text:p text:style-name="P4"/>
      <text:p text:style-name="P4"/>
      <text:p text:style-name="P3"/>
      <text:p text:style-name="P3"/>
      <text:p text:style-name="P3">Faire cette troisième requête</text:p>
      <text:p text:style-name="P3"/>
      <text:p text:style-name="P3">ALTER<text:span text:style-name="T2"> </text:span>TABLE<text:span text:style-name="T2"> customers</text:span></text:p>
      <text:p text:style-name="P5"><text:span text:style-name="T1">ADD</text:span><text:span text:style-name="T3"> </text:span><text:span text:style-name="T1">FOREIGN</text:span><text:span text:style-name="T3"> </text:span><text:span text:style-name="T1">KEY</text:span><text:span text:style-name="T4">(</text:span><text:span text:style-name="T3">cat_id</text:span><text:span text:style-name="T4">)</text:span><text:span text:style-name="T3"> </text:span><text:span text:style-name="T1">REFERENCES</text:span><text:span text:style-name="T3"> customers_cats</text:span><text:span text:style-name="T4">(</text:span><text:span text:style-name="T3">cat_id</text:span><text:span text:style-name="T4">)</text:span></text:p>
      <text:p text:style-name="P6"/>
      <text:p text:style-name="P5"><text:span text:style-name="T1">ALTER</text:span><text:span text:style-name="T3"> </text:span><text:span text:style-name="T1">TABLE</text:span><text:span text:style-name="T3"> quotes</text:span></text:p>
      <text:p text:style-name="P5"><text:span text:style-name="T1">ADD</text:span><text:span text:style-name="T3"> </text:span><text:span text:style-name="T1">FOREIGN</text:span><text:span text:style-name="T3"> </text:span><text:span text:style-name="T1">KEY</text:span><text:span text:style-name="T4">(</text:span><text:span text:style-name="T3">job_id</text:span><text:span text:style-name="T4">)</text:span><text:span text:style-name="T3"> </text:span><text:span text:style-name="T1">REFERENCES</text:span><text:span text:style-name="T3"> jobs</text:span><text:span text:style-name="T4">(</text:span><text:span text:style-name="T3">job_id</text:span><text:span text:style-name="T4">)</text:span></text:p>
      <text:p text:style-name="P6"/>
      <text:p text:style-name="P5"><text:span text:style-name="T1">ALTER</text:span><text:span text:style-name="T3"> </text:span><text:span text:style-name="T1">TABLE</text:span><text:span text:style-name="T3"> jobs</text:span></text:p>
      <text:p text:style-name="P5"><text:span text:style-name="T1">ADD</text:span><text:span text:style-name="T3"> </text:span><text:span text:style-name="T1">FOREIGN</text:span><text:span text:style-name="T3"> </text:span><text:span text:style-name="T1">KEY</text:span><text:span text:style-name="T4">(</text:span><text:span text:style-name="T3">customer_id</text:span><text:span text:style-name="T4">)</text:span><text:span text:style-name="T3"> </text:span><text:span text:style-name="T1">REFERENCES</text:span><text:span text:style-name="T3"> customers</text:span><text:span text:style-name="T4">(</text:span><text:span text:style-name="T3">customer_id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7T09:09:15.56</meta:creation-date>
    <dc:date>2021-01-07T13:22:45.42</dc:date>
    <meta:editing-duration>PT3H57M5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25" meta:word-count="100" meta:character-count="726"/>
  </office:meta>
</office:document-meta>
</file>